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B0000018D3290221D.png" manifest:media-type="image/png"/>
  <manifest:file-entry manifest:full-path="Pictures/1000000000000438000002A78D1EB405.png" manifest:media-type="image/png"/>
  <manifest:file-entry manifest:full-path="Pictures/10000000000002B9000001CC35092AD3.png" manifest:media-type="image/png"/>
  <manifest:file-entry manifest:full-path="Pictures/10000000000003D8000003081F42E3EB.png" manifest:media-type="image/png"/>
  <manifest:file-entry manifest:full-path="Pictures/10000000000003F30000027F26E75D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8.999cm" svg:height="12.008cm" svg:x="1cm" svg:y="0.25cm">
          <draw:image xlink:href="Pictures/10000000000003F30000027F26E75DD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4.982cm" svg:x="1.001cm" svg:y="12.268cm">
          <draw:image xlink:href="Pictures/10000000000003D8000003081F42E3EB.png" xlink:type="simple" xlink:show="embed" xlink:actuate="onLoad" draw:mime-type="image/png">
            <text:p/>
          </draw:image>
        </draw:frame>
      </draw:page>
      <draw:page draw:name="page2" draw:style-name="dp1" draw:master-page-name="Звичайний">
        <draw:frame draw:style-name="gr1" draw:text-style-name="P1" draw:layer="layout" svg:width="18.999cm" svg:height="11.944cm" svg:x="0.751cm" svg:y="17cm">
          <draw:image xlink:href="Pictures/1000000000000438000002A78D1EB405.png" xlink:type="simple" xlink:show="embed" xlink:actuate="onLoad" draw:mime-type="image/png">
            <text:p/>
          </draw:image>
        </draw:frame>
        <draw:frame draw:style-name="gr1" draw:text-style-name="P1" draw:layer="layout" svg:width="18.44cm" svg:height="12.17cm" svg:x="1.06cm" svg:y="4.33cm">
          <draw:image xlink:href="Pictures/10000000000002B9000001CC35092AD3.png" xlink:type="simple" xlink:show="embed" xlink:actuate="onLoad" draw:mime-type="image/png">
            <text:p/>
          </draw:image>
        </draw:frame>
      </draw:page>
      <draw:page draw:name="page3" draw:style-name="dp1" draw:master-page-name="Звичайний">
        <draw:frame draw:style-name="gr1" draw:text-style-name="P1" draw:layer="layout" svg:width="18.999cm" svg:height="8.619cm" svg:x="1cm" svg:y="20cm">
          <draw:image xlink:href="Pictures/100000000000036B0000018D3290221D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944cm" svg:x="1.001cm" svg:y="7.75cm">
          <draw:image xlink:href="Pictures/1000000000000438000002A78D1EB40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14:06:51.692807152</meta:creation-date>
    <meta:editing-duration>PT3M26S</meta:editing-duration>
    <meta:editing-cycles>4</meta:editing-cycles>
    <meta:generator>LibreOffice/24.2.7.2$Linux_X86_64 LibreOffice_project/420$Build-2</meta:generator>
    <dc:date>2026-01-31T14:10:20.067277659</dc:date>
    <meta:document-statistic meta:object-count="6"/>
  </office:meta>
</office:document-meta>
</file>